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minPermission.AdminPermission( Bundle bundle , String ac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dminPermission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dminPermission.implies( Permission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dminPermission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dminPermission.get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Permission.newPermission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Permission.createName(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dminPermission.AdminPermission( String filter , String ac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dminPermis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Permission.AdminPermi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